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getMessag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arseException.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ParseException( Token currentTokenVal , int [ ] [ ] expectedTokenSequencesVal , String [ ] tokenImag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Exception.add_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